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b696f"/>
    </style:style>
    <style:style style:name="T1" style:family="text">
      <style:text-properties officeooo:rsid="001b69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iyonzima@niyonzima-VirtualBox:~/testedc$ cd</text:span></text:p>
      <text:p text:style-name="P1"><text:span text:style-name="T1">niyonzima@niyonzima-VirtualBox:~$ cd tested</text:span></text:p>
      <text:p text:style-name="P1"><text:span text:style-name="T1">niyonzima@niyonzima-VirtualBox:~/tested$ nano list.sh</text:span></text:p>
      <text:p text:style-name="P1"><text:span text:style-name="T1">niyonzima@niyonzima-VirtualBox:~/tested$ chmod 755 list.sh</text:span></text:p>
      <text:p text:style-name="P1"><text:span text:style-name="T1">niyonzima@niyonzima-VirtualBox:~/tested$ ./list.sh mupenzi</text:span></text:p>
      <text:p text:style-name="P1"><text:span text:style-name="T1"/></text:p>
      <text:p text:style-name="P1"><text:span text:style-name="T1"><text:s/>name 1= mupenzi <text:s/></text:span></text:p>
      <text:p text:style-name="P1"><text:span text:style-name="T1">mupenzi</text:span></text:p>
      <text:p text:style-name="P1"><text:span text:style-name="T1"><text:s/>1 names have been addae </text:span></text:p>
      <text:p text:style-name="P1"><text:span text:style-name="T1">niyonzima@niyonzima-VirtualBox:~/tested$ ./list.sh gogo faith fanny fiellette odette mado sesicel celine aliane libagiza munyana toyota</text:span></text:p>
      <text:p text:style-name="P1"><text:span text:style-name="T1"/></text:p>
      <text:p text:style-name="P1"><text:span text:style-name="T1"><text:s/>name 1= gogo </text:span></text:p>
      <text:p text:style-name="P1"><text:span text:style-name="T1"><text:s/>name 2=faith </text:span></text:p>
      <text:p text:style-name="P1"><text:span text:style-name="T1"><text:s/>name 3=fanny </text:span></text:p>
      <text:p text:style-name="P1"><text:span text:style-name="T1"><text:s/>name 4=fiellette </text:span></text:p>
      <text:p text:style-name="P1"><text:span text:style-name="T1"><text:s/>name 5=odette </text:span></text:p>
      <text:p text:style-name="P1"><text:span text:style-name="T1"><text:s/>name 6=mado </text:span></text:p>
      <text:p text:style-name="P1"><text:span text:style-name="T1"><text:s/>name 7=sesicel </text:span></text:p>
      <text:p text:style-name="P1"><text:span text:style-name="T1"><text:s/>name 8=celine </text:span></text:p>
      <text:p text:style-name="P1"><text:span text:style-name="T1"><text:s/>name 9=aliane </text:span></text:p>
      <text:p text:style-name="P1"><text:span text:style-name="T1"><text:s/>name 10=libagiza </text:span></text:p>
      <text:p text:style-name="P1"><text:span text:style-name="T1"><text:s/>name 11=munyana </text:span></text:p>
      <text:p text:style-name="P1"><text:span text:style-name="T1"><text:s/>name 12=toyota <text:s/></text:span></text:p>
      <text:p text:style-name="P1"><text:span text:style-name="T1">gogo faith fanny fiellette odette mado sesicel celine aliane libagiza munyana toyota</text:span></text:p>
      <text:p text:style-name="P1"><text:span text:style-name="T1"><text:s/>12 names have been addae </text:span></text:p>
      <text:p text:style-name="P1"><text:span text:style-name="T1">niyonzima@niyonzima-VirtualBox:~/tested$ git config --global user.name "niyonzima"</text:span></text:p>
      <text:p text:style-name="P1"><text:span text:style-name="T1">niyonzima@niyonzima-VirtualBox:~/tested$ git config --global user.email "jniyonzimap@gmail.com"</text:span></text:p>
      <text:p text:style-name="P1"><text:span text:style-name="T1">niyonzima@niyonzima-VirtualBox:~/tested$ git add names.txt</text:span></text:p>
      <text:p text:style-name="P1"><text:span text:style-name="T1">niyonzima@niyonzima-VirtualBox:~/tested$ git add list.sh</text:span></text:p>
      <text:p text:style-name="P1"><text:span text:style-name="T1">niyonzima@niyonzima-VirtualBox:~/tested$ git init</text:span></text:p>
      <text:p text:style-name="P1"><text:span text:style-name="T1">Reinitialized existing Git repository in /home/niyonzima/tested/.git/</text:span></text:p>
      <text:p text:style-name="P1"><text:span text:style-name="T1">niyonzima@niyonzima-VirtualBox:~/tested$ git add .</text:span></text:p>
      <text:p text:style-name="P1"><text:span text:style-name="T1">niyonzima@niyonzima-VirtualBox:~/tested$ git commit -m 'my first file commit'</text:span></text:p>
      <text:p text:style-name="P1"><text:span text:style-name="T1">[master 80b421d] my first file commit</text:span></text:p>
      <text:p text:style-name="P1"><text:span text:style-name="T1"><text:s/>2 files changed, 12 insertions(+)</text:span></text:p>
      <text:p text:style-name="P1"><text:span text:style-name="T1">niyonzima@niyonzima-VirtualBox:~/tested$ git status</text:span></text:p>
      <text:p text:style-name="P1"><text:span text:style-name="T1"># On branch master</text:span></text:p>
      <text:p text:style-name="P1"><text:span text:style-name="T1"># Your branch is ahead of 'origin/master' by 1 commit.</text:span></text:p>
      <text:p text:style-name="P1"><text:span text:style-name="T1">#</text:span></text:p>
      <text:p text:style-name="P1"><text:span text:style-name="T1">nothing to commit (working directory clean)</text:span></text:p>
      <text:p text:style-name="P1"><text:span text:style-name="T1">niyonzima@niyonzima-VirtualBox:~/tested$ git log <text:s text:c="94"/></text:span></text:p>
      <text:p text:style-name="P1"><text:span text:style-name="T1">commit 80b421da670059322aec9e4040832be30f5778ce <text:s text:c="95"/></text:span></text:p>
      <text:p text:style-name="P1"><text:span text:style-name="T1">Author: niyonzima &lt;jniyonzimap@gmail.com&gt;</text:span></text:p>
      <text:p text:style-name="P1"><text:span text:style-name="T1">Date: <text:s text:c="2"/>Sat Mar 8 22:28:38 2014 +0200</text:span></text:p>
      <text:p text:style-name="P1"><text:span text:style-name="T1"/></text:p>
      <text:p text:style-name="P1"><text:span text:style-name="T1"><text:s text:c="4"/>my first file commit</text:span></text:p>
      <text:p text:style-name="P1"><text:span text:style-name="T1"/></text:p>
      <text:p text:style-name="P1"><text:span text:style-name="T1">commit 2e1a32760c2794519af87d6bd404241223f2fe2c</text:span></text:p>
      <text:p text:style-name="P1"><text:soft-page-break/><text:span text:style-name="T1">Author: niyonzima &lt;jniyonzimap@gmail.com&gt;</text:span></text:p>
      <text:p text:style-name="P1"><text:span text:style-name="T1">Date: <text:s text:c="2"/>Sat Mar 8 13:25:29 2014 +0200</text:span></text:p>
      <text:p text:style-name="P1"><text:span text:style-name="T1"/></text:p>
      <text:p text:style-name="P1"><text:span text:style-name="T1"><text:s text:c="4"/>first file commit</text:span></text:p>
      <text:p text:style-name="P1"><text:span text:style-name="T1">niyonzima@niyonzima-VirtualBox:~/tested$ git remote add origin https://github.com/niyonzima/tested.git</text:span></text:p>
      <text:p text:style-name="P1"><text:span text:style-name="T1">fatal: remote origin already exists.</text:span></text:p>
      <text:p text:style-name="P1"><text:span text:style-name="T1">niyonzima@niyonzima-VirtualBox:~/tested$ git push -u origin master</text:span></text:p>
      <text:p text:style-name="P1"><text:span text:style-name="T1">Username for 'https://github.com': niyonzima</text:span></text:p>
      <text:p text:style-name="P1"><text:span text:style-name="T1">Password for 'https://niyonzima@github.com': <text:s text:c="98"/></text:span></text:p>
      <text:p text:style-name="P1"><text:span text:style-name="T1">Counting objects: 7, done. <text:s text:c="116"/></text:span></text:p>
      <text:p text:style-name="P1"><text:span text:style-name="T1">Compressing objects: 100% (4/4), done. <text:s text:c="104"/></text:span></text:p>
      <text:p text:style-name="P1"><text:span text:style-name="T1">Writing objects: 100% (4/4), 573 bytes, done. <text:s text:c="97"/></text:span></text:p>
      <text:p text:style-name="P1"><text:span text:style-name="T1">Total 4 (delta 0), reused 0 (delta 0) <text:s text:c="105"/></text:span></text:p>
      <text:p text:style-name="P1"><text:span text:style-name="T1">To https://github.com/niyonzima/tested.git <text:s text:c="100"/></text:span></text:p>
      <text:p text:style-name="P1"><text:span text:style-name="T1"><text:s text:c="3"/>2e1a327..80b421d <text:s/>master -&gt; master <text:s text:c="105"/></text:span></text:p>
      <text:p text:style-name="P1"><text:span text:style-name="T1">Branch master set up to track remote branch master from origin. <text:s text:c="79"/></text:span></text:p>
      <text:p text:style-name="P1"><text:span text:style-name="T1">niyonzima@niyonzima-VirtualBox:~/tested$ <text:s text:c="102"/></text:span></text:p>
      <text:p text:style-name="P1"><text:span text:style-name="T1"><text:s text:c="4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8T22:35:58</meta:creation-date>
    <dc:date>2014-03-08T22:36:36</dc:date>
    <meta:editing-duration>P0D</meta:editing-duration>
    <meta:editing-cycles>1</meta:editing-cycles>
    <meta:document-statistic meta:table-count="0" meta:image-count="0" meta:object-count="0" meta:page-count="2" meta:paragraph-count="61" meta:word-count="258" meta:character-count="3629" meta:non-whitespace-character-count="2229"/>
    <meta:generator>LibreOffice/3.6$Linux_x86 LibreOffice_project/360m1$Build-2</meta:generator>
  </office:meta>
</office:document-meta>
</file>